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937in" fo:margin-right="0.3937in" fo:text-indent="0in" style:auto-text-indent="false"/>
    </style:style>
    <style:style style:name="P2" style:family="paragraph" style:parent-style-name="Preformatted_20_Text">
      <style:paragraph-properties fo:margin-left="0.3937in" fo:margin-right="0.3937in" fo:margin-top="0in" fo:margin-bottom="0.1965in" fo:text-indent="0in" style:auto-text-indent="false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Heading_20_1" style:master-page-name="HTML">
      <style:paragraph-properties style:page-number="auto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blem D: Walk in the Park</text:h>
      <text:p text:style-name="P4"><text:span text:style-name="T1">Source:</text:span> <text:span text:style-name="Teletype">park.{c,cpp,java}</text:span> </text:p>
      <text:p text:style-name="P4"><text:span text:style-name="T1">Input:</text:span> <text:span text:style-name="Teletype">park.in</text:span> </text:p>
      <text:p text:style-name="P4"><text:span text:style-name="T1">Output:</text:span> <text:span text:style-name="Teletype">park.out</text:span> </text:p>
      <text:p text:style-name="P4"/>
      <text:p text:style-name="Text_20_body">You are responsible for inspecting trees located in a park, to make sure they remain healthy. The location of each tree is given to you as a point in the two-dimensional plane. Due to recently-replanted grass, you are only allowed to walk through the park along a collection of paths. Each path is described by an infinite-length horizontal or vertical line in the two-dimensional plane.</text:p>
      <text:p text:style-name="Text_20_body">You are concerned that it may not be possible to view all the trees in the park from some vantage point on a path. In particular, a tree is visible only if you can view it by standing on some path while facing perpendicular to the path. There must be no intervening tree that obstructs your view.</text:p>
      <text:h text:style-name="Heading_20_1" text:outline-level="1">Input</text:h>
      <text:p text:style-name="Text_20_body">The input file contains a single park configuration in the form: </text:p>
      <text:p text:style-name="P1">NTREES NPATHS</text:p>
      <text:p text:style-name="P1">X(1) Y(1)</text:p>
      <text:p text:style-name="P1">.</text:p>
      <text:p text:style-name="P1">.</text:p>
      <text:p text:style-name="P1">.</text:p>
      <text:p text:style-name="P1">X(NTREES) Y(NTREES)</text:p>
      <text:p text:style-name="P1">PATH(1)</text:p>
      <text:p text:style-name="P1">.</text:p>
      <text:p text:style-name="P1">.</text:p>
      <text:p text:style-name="P1">.</text:p>
      <text:p text:style-name="P2">PATH(NPATHS)</text:p>
      <text:p text:style-name="Text_20_body"><text:span text:style-name="Teletype">NTREES</text:span> and <text:span text:style-name="Teletype">NPATHS</text:span> are integers in the range [1,100000]. The integer coordinates of the trees are given on the next <text:span text:style-name="Teletype">NTREES</text:span> lines. This is followed by <text:span text:style-name="Teletype">NPATHS</text:span> lines, each of the form <text:span text:style-name="Teletype">x=C</text:span> or <text:span text:style-name="Teletype">y=C</text:span> defining a vertical or horizontal path, where C is an integer in the range [-1000000,1000000].</text:p>
      <text:p text:style-name="Text_20_body">All coordinates are in the range -1000000 ≤ x,y ≤ 1000000. All trees are distinct and do not lie on any path, and all paths are distinct.</text:p>
      <text:h text:style-name="Heading_20_1" text:outline-level="1">Output</text:h>
      <text:p text:style-name="Text_20_body">The number of trees visible from some path.</text:p>
      <text:h text:style-name="Heading_20_1" text:outline-level="1"/>
      <text:h text:style-name="P6" text:outline-level="1">Sample Input</text:h>
      <text:p text:style-name="Preformatted_20_Text">6 3</text:p>
      <text:p text:style-name="Preformatted_20_Text">-1 3</text:p>
      <text:p text:style-name="Preformatted_20_Text">4 2</text:p>
      <text:p text:style-name="Preformatted_20_Text">6 2</text:p>
      <text:p text:style-name="Preformatted_20_Text">6 3</text:p>
      <text:p text:style-name="Preformatted_20_Text">6 4</text:p>
      <text:p text:style-name="Preformatted_20_Text">4 3</text:p>
      <text:p text:style-name="Preformatted_20_Text">x=0</text:p>
      <text:p text:style-name="Preformatted_20_Text">y=-1</text:p>
      <text:p text:style-name="P3">y=5</text:p>
      <text:h text:style-name="Heading_20_1" text:outline-level="1">Sample Output</text:h>
      <text:p text:style-name="P3"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DejaVu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Problem D: Problem Name</dc:title>
    <dc:date>2008-10-21T16:15:39</dc:date>
    <meta:editing-cycles>1</meta:editing-cycles>
    <meta:editing-duration>PT7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279" meta:character-count="1433"/>
  </office:meta>
</office:document-meta>
</file>